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Category-4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office:value-type="string" calcext:value-type="string">
            <text:p>RDY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PS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1" calcext:value-type="float">
            <text:p>101001</text:p>
          </table:table-cell>
          <table:table-cell table:style-name="ce32"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WIM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10" calcext:value-type="float">
            <text:p>101010</text:p>
          </table:table-cell>
          <table:table-cell table:style-name="ce32"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TB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11" calcext:value-type="float">
            <text:p>101011</text:p>
          </table:table-cell>
          <table:table-cell table:style-name="ce32"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Y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8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9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a</text:p>
          </table:table-cell>
          <table:table-cell table:formula="of:=LOWER([.A10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PS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1" calcext:value-type="float">
            <text:p>110001</text:p>
          </table:table-cell>
          <table:table-cell table:style-name="ce32"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1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WIM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10" calcext:value-type="float">
            <text:p>110010</text:p>
          </table:table-cell>
          <table:table-cell table:style-name="ce32"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2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TB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11" calcext:value-type="float">
            <text:p>110011</text:p>
          </table:table-cell>
          <table:table-cell table:style-name="ce32"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3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5:45:18.278823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5:46:23.846355707</dc:date>
    <meta:editing-duration>P3DT10H1M30S</meta:editing-duration>
    <meta:editing-cycles>333</meta:editing-cycles>
    <meta:generator>LibreOffice/6.0.7.3$Linux_X86_64 LibreOffice_project/00m0$Build-3</meta:generator>
    <meta:document-statistic meta:table-count="1" meta:cell-count="237" meta:object-count="0"/>
  </office:meta>
</office:document-meta>
</file>